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60000000F9FF98C7453F42490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8cm" svg:height="5.715cm" svg:x="10.525cm" svg:y="4.937cm">
          <draw:image xlink:href="Pictures/1000000000000160000000F9FF98C7453F42490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6:19.447105218</meta:creation-date>
    <dc:date>2021-10-24T11:07:37.377188558</dc:date>
    <meta:editing-duration>PT1M18S</meta:editing-duration>
    <meta:editing-cycles>2</meta:editing-cycles>
    <meta:generator>LibreOffice/6.0.7.3$Linux_X86_64 LibreOffice_project/00m0$Build-3</meta:generator>
    <meta:document-statistic meta:object-count="1"/>
  </office:meta>
</office:document-meta>
</file>